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78" draw:start-glue-point="2" draw:end-shape="id79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78" draw:start-glue-point="2" draw:end-shape="id80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78" draw:start-glue-point="2" draw:end-shape="id81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78" draw:start-glue-point="2" draw:end-shape="id82" draw:end-glue-point="3" svg:d="m16792 14370v2849h563" svg:viewBox="0 0 564 2850">
          <text:p/>
        </draw:connector>
        <draw:frame draw:style-name="gr5" draw:text-style-name="P1" xml:id="id83" draw:id="id83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3" draw:start-glue-point="2" draw:end-shape="id78" draw:end-glue-point="3" svg:d="m14604 13572v475h312" svg:viewBox="0 0 313 476">
          <text:p/>
        </draw:connector>
        <draw:frame draw:style-name="gr6" draw:text-style-name="P1" xml:id="id84" draw:id="id84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3" draw:start-glue-point="2" draw:end-shape="id84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3" draw:start-glue-point="2" draw:end-shape="id85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draw:layer="layout" svg:width="2.312cm" svg:height="0.645cm" svg:x="25.501cm" svg:y="30.025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84" draw:start-glue-point="2" draw:end-shape="id185" draw:end-glue-point="3" svg:d="m2667 6487v477h375" svg:viewBox="0 0 376 478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06T14:19:13</dc:date>
    <dc:creator>Tyler Hayes</dc:creator>
    <meta:editing-duration>PT6H43M31S</meta:editing-duration>
    <meta:editing-cycles>87</meta:editing-cycles>
    <meta:generator>LibreOffice/3.5$Linux_X86_64 LibreOffice_project/350m1$Build-2</meta:generator>
    <meta:document-statistic meta:object-count="471"/>
  </office:meta>
</office:document-meta>
</file>